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4414" officeooo:paragraph-rsid="000c4414" style:font-weight-asian="bold" style:font-weight-complex="bold"/>
    </style:style>
    <style:style style:name="P2" style:family="paragraph" style:parent-style-name="Standard">
      <style:text-properties officeooo:rsid="000c4414" officeooo:paragraph-rsid="000c4414"/>
    </style:style>
    <style:style style:name="P3" style:family="paragraph" style:parent-style-name="Standard">
      <style:text-properties officeooo:rsid="000ed61d" officeooo:paragraph-rsid="000ed61d"/>
    </style:style>
    <style:style style:name="P4" style:family="paragraph" style:parent-style-name="Standard">
      <style:text-properties officeooo:rsid="000c4414" officeooo:paragraph-rsid="000ef8d0"/>
    </style:style>
    <style:style style:name="P5" style:family="paragraph" style:parent-style-name="Standard">
      <style:text-properties fo:font-weight="bold" officeooo:rsid="000ef8d0" officeooo:paragraph-rsid="000ef8d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ef8d0"/>
    </style:style>
    <style:style style:name="T3" style:family="text">
      <style:text-properties fo:color="#00a9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lp Sync</text:p>
      <text:p text:style-name="Standard"/>
      <text:p text:style-name="P1">Instructions <text:span text:style-name="T2">to</text:span> Sync data to Google Drive &amp; Dropbox</text:p>
      <text:p text:style-name="P4">If you click this button, it will update data <text:span text:style-name="T2">in</text:span></text:p>
      <text:p text:style-name="P4"/>
      <text:p text:style-name="P4"><text:span text:style-name="T3">/home/pi/md4/TXT_CSV</text:span> <text:span text:style-name="T2">folder </text:span></text:p>
      <text:p text:style-name="P4"/>
      <text:p text:style-name="P4">to these two cloud storage platforms. After that a doctor <text:span text:style-name="T2">or other person </text:span>with a laptop can get the data.</text:p>
      <text:p text:style-name="P2"/>
      <text:p text:style-name="P3">This operation works by using <text:span text:style-name="T1">rclone</text:span>, a command line program to manage files on cloud storag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01:01:17.163722705</meta:creation-date>
    <meta:generator>LibreOffice/6.1.5.2$Linux_ARM_EABI LibreOffice_project/10$Build-2</meta:generator>
    <dc:date>2022-12-20T01:43:57.112506903</dc:date>
    <meta:editing-duration>PT34M19S</meta:editing-duration>
    <meta:editing-cycles>4</meta:editing-cycles>
    <meta:document-statistic meta:table-count="0" meta:image-count="0" meta:object-count="0" meta:page-count="1" meta:paragraph-count="6" meta:word-count="59" meta:character-count="335" meta:non-whitespace-character-count="281"/>
  </office:meta>
</office:document-meta>
</file>